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5654in" svg:y="1.9217in">
            <draw:object draw:notify-on-update-of-ranges="Sheet1.A1:Sheet1.A1 Sheet1.B1:Sheet1.I1 Sheet1.A2:Sheet1.A2 Sheet1.B2:Sheet1.I2 Sheet1.A3:Sheet1.A3 Sheet1.B3:Sheet1.I3 Sheet1.A4:Sheet1.A4 Sheet1.B4:Sheet1.I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7693in" svg:height="4.5909in" svg:x="0.585in" svg:y="4.0681in">
            <draw:object draw:notify-on-update-of-ranges="Sheet1.A14:Sheet1.A14 Sheet1.B14:Sheet1.C14 Sheet1.A15:Sheet1.A15 Sheet1.B15:Sheet1.C15 Sheet1.A16:Sheet1.A16 Sheet1.B16:Sheet1.C16 Sheet1.A17:Sheet1.A17 Sheet1.B17:Sheet1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9.4965in" svg:y="5.6547in">
            <draw:object draw:notify-on-update-of-ranges="Sheet1.A6:Sheet1.A6 Sheet1.B6:Sheet1.I6 Sheet1.A7:Sheet1.A7 Sheet1.B7:Sheet1.I7 Sheet1.A8:Sheet1.A8 Sheet1.B8:Sheet1.I8 Sheet1.A9:Sheet1.A9 Sheet1.B9:Sheet1.I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umber of C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373.26" calcext:value-type="float">
            <text:p>373.26</text:p>
          </table:table-cell>
          <table:table-cell office:value-type="float" office:value="261.673" calcext:value-type="float">
            <text:p>261.673</text:p>
          </table:table-cell>
          <table:table-cell office:value-type="float" office:value="225.173" calcext:value-type="float">
            <text:p>225.173</text:p>
          </table:table-cell>
          <table:table-cell office:value-type="float" office:value="174.514" calcext:value-type="float">
            <text:p>174.514</text:p>
          </table:table-cell>
          <table:table-cell office:value-type="float" office:value="174.287" calcext:value-type="float">
            <text:p>174.287</text:p>
          </table:table-cell>
          <table:table-cell office:value-type="float" office:value="173.952" calcext:value-type="float">
            <text:p>173.952</text:p>
          </table:table-cell>
          <table:table-cell office:value-type="float" office:value="145.58" calcext:value-type="float">
            <text:p>145.58</text:p>
          </table:table-cell>
          <table:table-cell office:value-type="float" office:value="146.632" calcext:value-type="float">
            <text:p>146.632</text:p>
          </table:table-cell>
          <table:table-cell/>
        </table:table-row>
        <table:table-row table:style-name="ro1">
          <table:table-cell office:value-type="string" calcext:value-type="string">
            <text:p>De Lijn</text:p>
          </table:table-cell>
          <table:table-cell table:formula="of:=489.35+561.292" office:value-type="float" office:value="1050.642" calcext:value-type="float">
            <text:p>1050.642</text:p>
          </table:table-cell>
          <table:table-cell table:formula="of:=270.797+305.709" office:value-type="float" office:value="576.506" calcext:value-type="float">
            <text:p>576.506</text:p>
          </table:table-cell>
          <table:table-cell table:formula="of:=207.673+244.366" office:value-type="float" office:value="452.039" calcext:value-type="float">
            <text:p>452.039</text:p>
          </table:table-cell>
          <table:table-cell table:formula="of:=181.635+210.673" office:value-type="float" office:value="392.308" calcext:value-type="float">
            <text:p>392.308</text:p>
          </table:table-cell>
          <table:table-cell table:formula="of:=153.057+176.898" office:value-type="float" office:value="329.955" calcext:value-type="float">
            <text:p>329.955</text:p>
          </table:table-cell>
          <table:table-cell table:number-columns-repeated="3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De Lijn (reduced)</text:p>
          </table:table-cell>
          <table:table-cell table:number-columns-repeated="5"/>
          <table:table-cell table:formula="of:=153.057+176.258" office:value-type="float" office:value="329.315" calcext:value-type="float">
            <text:p>329.315</text:p>
          </table:table-cell>
          <table:table-cell table:formula="of:=153.057+142.947" office:value-type="float" office:value="296.004" calcext:value-type="float">
            <text:p>296.004</text:p>
          </table:table-cell>
          <table:table-cell table:formula="of:=153.057+141.186" office:value-type="float" office:value="294.243" calcext:value-type="float">
            <text:p>294.24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 of C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14.5" calcext:value-type="float">
            <text:p>14.5</text:p>
          </table:table-cell>
          <table:table-cell office:value-type="float" office:value="14.1" calcext:value-type="float">
            <text:p>14.1</text:p>
          </table:table-cell>
          <table:table-cell office:value-type="float" office:value="16.65" calcext:value-type="float">
            <text:p>16.65</text:p>
          </table:table-cell>
          <table:table-cell office:value-type="float" office:value="18.48" calcext:value-type="float">
            <text:p>18.48</text:p>
          </table:table-cell>
          <table:table-cell office:value-type="float" office:value="16.83" calcext:value-type="float">
            <text:p>16.83</text:p>
          </table:table-cell>
          <table:table-cell office:value-type="float" office:value="15.77" calcext:value-type="float">
            <text:p>15.77</text:p>
          </table:table-cell>
          <table:table-cell office:value-type="float" office:value="14.93" calcext:value-type="float">
            <text:p>14.93</text:p>
          </table:table-cell>
          <table:table-cell office:value-type="float" office:value="16.18" calcext:value-type="float">
            <text:p>16.18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De Lijn (part 1)</text:p>
          </table:table-cell>
          <table:table-cell office:value-type="float" office:value="16.59" calcext:value-type="float">
            <text:p>16.59</text:p>
          </table:table-cell>
          <table:table-cell office:value-type="float" office:value="20.72" calcext:value-type="float">
            <text:p>20.72</text:p>
          </table:table-cell>
          <table:table-cell office:value-type="float" office:value="18.09" calcext:value-type="float">
            <text:p>18.09</text:p>
          </table:table-cell>
          <table:table-cell office:value-type="float" office:value="20.19" calcext:value-type="float">
            <text:p>20.19</text:p>
          </table:table-cell>
          <table:table-cell office:value-type="float" office:value="22.54" calcext:value-type="float">
            <text:p>22.54</text:p>
          </table:table-cell>
          <table:table-cell office:value-type="float" office:value="24.01" calcext:value-type="float">
            <text:p>24.01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De Lijn (part 2)</text:p>
          </table:table-cell>
          <table:table-cell office:value-type="float" office:value="16.3" calcext:value-type="float">
            <text:p>16.3</text:p>
          </table:table-cell>
          <table:table-cell office:value-type="float" office:value="19.03" calcext:value-type="float">
            <text:p>19.03</text:p>
          </table:table-cell>
          <table:table-cell office:value-type="float" office:value="20" calcext:value-type="float">
            <text:p>20</text:p>
          </table:table-cell>
          <table:table-cell office:value-type="float" office:value="25.07" calcext:value-type="float">
            <text:p>25.07</text:p>
          </table:table-cell>
          <table:table-cell office:value-type="float" office:value="26.67" calcext:value-type="float">
            <text:p>26.67</text:p>
          </table:table-cell>
          <table:table-cell table:number-columns-repeated="4"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Memory Limit</text:p>
          </table:table-cell>
          <table:table-cell table:number-columns-repeated="8" office:value-type="float" office:value="31.3" calcext:value-type="float">
            <text:p>31.3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NMBS</text:p>
          </table:table-cell>
          <table:table-cell office:value-type="string" calcext:value-type="string">
            <text:p>De Lijn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GTFS-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 Datetime</text:p>
          </table:table-cell>
          <table:table-cell office:value-type="float" office:value="220.032" calcext:value-type="float">
            <text:p>220.032</text:p>
          </table:table-cell>
          <table:table-cell office:value-type="float" office:value="606.225" calcext:value-type="float">
            <text:p>606.225</text:p>
          </table:table-cell>
          <table:table-cell office:value-type="float" office:value="220.2" calcext:value-type="float">
            <text:p>220.2</text:p>
          </table:table-cell>
          <table:table-cell/>
          <table:table-cell office:value-type="string" calcext:value-type="string">
            <text:p>Get RT data</text:p>
          </table:table-cell>
          <table:table-cell office:value-type="float" office:value="3.112" calcext:value-type="float">
            <text:p>3.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stoptimes</text:p>
          </table:table-cell>
          <table:table-cell/>
          <table:table-cell office:value-type="float" office:value="25.088" calcext:value-type="float">
            <text:p>25.088</text:p>
          </table:table-cell>
          <table:table-cell office:value-type="float" office:value="631.5" calcext:value-type="float">
            <text:p>631.5</text:p>
          </table:table-cell>
          <table:table-cell/>
          <table:table-cell office:value-type="string" calcext:value-type="string">
            <text:p>Transform NMBS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 iRail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ransform De Lijn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.2" calcext:value-type="float">
            <text:p>220.2</text:p>
          </table:table-cell>
          <table:table-cell office:value-type="float" office:value="631.5" calcext:value-type="float">
            <text:p>631.5</text:p>
          </table:table-cell>
          <table:table-cell table:formula="of:=SUM([.D15:.D17])" office:value-type="float" office:value="881.7" calcext:value-type="float">
            <text:p>881.7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6.2984in" svg:height="3.5453in" svg:x="4.3358in" svg:y="1.3803in">
            <draw:object draw:notify-on-update-of-ranges="Sheet2.A1:Sheet2.A1 Sheet2.B1:Sheet2.C1 Sheet2.A2:Sheet2.A2 Sheet2.B2:Sheet2.C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NMBS</text:p>
          </table:table-cell>
          <table:table-cell office:value-type="string" calcext:value-type="string">
            <text:p>De Lijn</text:p>
          </table:table-cell>
        </table:table-row>
        <table:table-row table:style-name="ro1">
          <table:table-cell office:value-type="string" calcext:value-type="string">
            <text:p>Peak Memory</text:p>
          </table:table-cell>
          <table:table-cell office:value-type="float" office:value="7.03" calcext:value-type="float">
            <text:p>7.03</text:p>
          </table:table-cell>
          <table:table-cell office:value-type="float" office:value="20.97" calcext:value-type="float">
            <text:p>20.97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9799in" svg:x="2.1862in" svg:y="0.889in">
            <draw:object draw:notify-on-update-of-ranges="Sheet3.A1:Sheet3.A1 Sheet3.B1:Sheet3.C1 Sheet3.A2:Sheet3.A2 Sheet3.B2:Sheet3.C2 Sheet3.A3:Sheet3.A3 Sheet3.B3:Sheet3.C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NMBS</text:p>
          </table:table-cell>
          <table:table-cell office:value-type="string" calcext:value-type="string">
            <text:p>De Lijn</text:p>
          </table:table-cell>
        </table:table-row>
        <table:table-row table:style-name="ro1">
          <table:table-cell office:value-type="string" calcext:value-type="string">
            <text:p>Delete data</text:p>
          </table:table-cell>
          <table:table-cell office:value-type="float" office:value="345.945" calcext:value-type="float">
            <text:p>345.945</text:p>
          </table:table-cell>
          <table:table-cell office:value-type="float" office:value="1526.72" calcext:value-type="float">
            <text:p>1526.72</text:p>
          </table:table-cell>
        </table:table-row>
        <table:table-row table:style-name="ro1">
          <table:table-cell office:value-type="string" calcext:value-type="string">
            <text:p>Load data</text:p>
          </table:table-cell>
          <table:table-cell office:value-type="float" office:value="106.66" calcext:value-type="float">
            <text:p>106.66</text:p>
          </table:table-cell>
          <table:table-cell office:value-type="float" office:value="682.649" calcext:value-type="float">
            <text:p>682.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12:53:10.471997937</meta:creation-date>
    <dc:date>2023-05-30T17:29:52.428212471</dc:date>
    <meta:editing-duration>PT13M58S</meta:editing-duration>
    <meta:editing-cycles>2</meta:editing-cycles>
    <meta:generator>LibreOffice/6.4.7.2$Linux_X86_64 LibreOffice_project/40$Build-2</meta:generator>
    <meta:document-statistic meta:table-count="3" meta:cell-count="11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.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 dr3d:edge-rounding="5%"/>
      <style:text-properties fo:font-size="10.5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2.637cm" svg:y="0.315cm" chart:style-name="ch2">
          <text:p>Peak memory usage to connect stop_time with calendar_date</text:p>
        </chart:title>
        <chart:plot-area chart:style-name="ch3" table:cell-range-address="Sheet2.A1:Sheet2.C2" chart:data-source-has-labels="both" svg:x="0.972cm" svg:y="1.275cm" svg:width="14.704cm" svg:height="6.997cm">
          <chartooo:coordinate-region svg:x="1.593cm" svg:y="1.474cm" svg:width="14.083cm" svg:height="6.151cm"/>
          <chart:axis chart:dimension="x" chart:name="primary-x" chart:style-name="ch4" chartooo:axis-type="auto">
            <chartooo:date-scale/>
            <chart:title svg:x="7.858cm" svg:y="8.124cm" chart:style-name="ch5">
              <text:p>Agency</text:p>
            </chart:title>
            <chart:categories table:cell-range-address="Sheet2.B1:Sheet2.C1"/>
          </chart:axis>
          <chart:axis chart:dimension="y" chart:name="primary-y" chart:style-name="ch6">
            <chart:title svg:x="0.2cm" svg:y="6.03cm" chart:style-name="ch7">
              <text:p>Usage (in GB)</text:p>
            </chart:title>
            <chart:grid chart:style-name="ch8" chart:class="major"/>
          </chart:axis>
          <chart:series chart:style-name="ch9" chart:values-cell-range-address="Sheet2.B2:Sheet2.C2" chart:label-cell-address="Sheet2.A2:Sheet2.A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MBS</text:p>
                <draw:g>
                  <svg:desc>Sheet2.B1:Sheet2.C1</svg:desc>
                </draw:g>
              </table:table-cell>
              <table:table-cell office:value-type="string">
                <text:p>De Lijn</text:p>
              </table:table-cell>
            </table:table-row>
          </table:table-header-rows>
          <table:table-rows>
            <table:table-row>
              <table:table-cell office:value-type="string">
                <text:p>Peak Memory</text:p>
                <draw:g>
                  <svg:desc>Sheet2.A2:Sheet2.A2</svg:desc>
                </draw:g>
              </table:table-cell>
              <table:table-cell office:value-type="float" office:value="7.03">
                <text:p>7.03</text:p>
                <draw:g>
                  <svg:desc>Sheet2.B2:Sheet2.C2</svg:desc>
                </draw:g>
              </table:table-cell>
              <table:table-cell office:value-type="float" office:value="20.97">
                <text:p>20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16cm" svg:y="0.316cm" chart:style-name="ch2">
          <text:p>Materializing GTFS data with Morph-KGC</text:p>
        </chart:title>
        <chart:legend chart:legend-position="top" svg:x="4.854cm" svg:y="1.28cm" style:legend-expansion="wide" chart:style-name="ch3"/>
        <chart:plot-area chart:style-name="ch4" table:cell-range-address="Sheet1.A1:Sheet1.I4" chart:data-source-has-labels="both" svg:x="0.987cm" svg:y="2.057cm" svg:width="14.688cm" svg:height="6.234cm">
          <chartooo:coordinate-region svg:x="1.979cm" svg:y="2.256cm" svg:width="13.696cm" svg:height="5.388cm"/>
          <chart:axis chart:dimension="x" chart:name="primary-x" chart:style-name="ch5" chartooo:axis-type="auto">
            <chartooo:date-scale/>
            <chart:title svg:x="7.257cm" svg:y="8.295cm" chart:style-name="ch6">
              <text:p>Number of cores</text:p>
            </chart:title>
            <chart:categories table:cell-range-address="Sheet1.B1:Sheet1.I1"/>
          </chart:axis>
          <chart:axis chart:dimension="y" chart:name="primary-y" chart:style-name="ch7">
            <chart:title svg:x="0.107cm" svg:y="6.514cm" chart:style-name="ch8">
              <text:p>Time (in seconds)</text:p>
            </chart:title>
            <chart:grid chart:style-name="ch9" chart:class="major"/>
          </chart:axis>
          <chart:series chart:style-name="ch10" chart:values-cell-range-address="Sheet1.B2:Sheet1.I2" chart:label-cell-address="Sheet1.A2:Sheet1.A2" chart:class="chart:bar">
            <chart:data-point chart:repeated="8"/>
          </chart:series>
          <chart:series chart:style-name="ch11" chart:values-cell-range-address="Sheet1.B3:Sheet1.I3" chart:label-cell-address="Sheet1.A3:Sheet1.A3" chart:class="chart:bar">
            <chart:data-point chart:repeated="8"/>
          </chart:series>
          <chart:series chart:style-name="ch12" chart:values-cell-range-address="Sheet1.B4:Sheet1.I4" chart:label-cell-address="Sheet1.A4:Sheet1.A4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:Sheet1.I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NMBS</text:p>
                <draw:g>
                  <svg:desc>Sheet1.A2:Sheet1.A2</svg:desc>
                </draw:g>
              </table:table-cell>
              <table:table-cell office:value-type="float" office:value="373.26">
                <text:p>373.26</text:p>
                <draw:g>
                  <svg:desc>Sheet1.B2:Sheet1.I2</svg:desc>
                </draw:g>
              </table:table-cell>
              <table:table-cell office:value-type="float" office:value="261.673">
                <text:p>261.673</text:p>
              </table:table-cell>
              <table:table-cell office:value-type="float" office:value="225.173">
                <text:p>225.173</text:p>
              </table:table-cell>
              <table:table-cell office:value-type="float" office:value="174.514">
                <text:p>174.514</text:p>
              </table:table-cell>
              <table:table-cell office:value-type="float" office:value="174.287">
                <text:p>174.287</text:p>
              </table:table-cell>
              <table:table-cell office:value-type="float" office:value="173.952">
                <text:p>173.952</text:p>
              </table:table-cell>
              <table:table-cell office:value-type="float" office:value="145.58">
                <text:p>145.58</text:p>
              </table:table-cell>
              <table:table-cell office:value-type="float" office:value="146.632">
                <text:p>146.632</text:p>
              </table:table-cell>
            </table:table-row>
            <table:table-row>
              <table:table-cell office:value-type="string">
                <text:p>De Lijn</text:p>
                <draw:g>
                  <svg:desc>Sheet1.A3:Sheet1.A3</svg:desc>
                </draw:g>
              </table:table-cell>
              <table:table-cell office:value-type="float" office:value="1050.642">
                <text:p>1050.642</text:p>
                <draw:g>
                  <svg:desc>Sheet1.B3:Sheet1.I3</svg:desc>
                </draw:g>
              </table:table-cell>
              <table:table-cell office:value-type="float" office:value="576.506">
                <text:p>576.506</text:p>
              </table:table-cell>
              <table:table-cell office:value-type="float" office:value="452.039">
                <text:p>452.039</text:p>
              </table:table-cell>
              <table:table-cell office:value-type="float" office:value="392.308">
                <text:p>392.308</text:p>
              </table:table-cell>
              <table:table-cell office:value-type="float" office:value="329.955">
                <text:p>329.955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De Lijn (reduced)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315">
                <text:p>329.315</text:p>
              </table:table-cell>
              <table:table-cell office:value-type="float" office:value="296.004">
                <text:p>296.004</text:p>
              </table:table-cell>
              <table:table-cell office:value-type="float" office:value="294.243">
                <text:p>294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2a6099" dr3d:edge-rounding="5%"/>
      <style:text-properties fo:color="#ffffff"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000" dr3d:edge-rounding="5%"/>
      <style:text-properties fo:color="#ffffff"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42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35cm" svg:height="11.662cm" xlink:href=".." xlink:type="simple" chart:class="chart:bar" chart:style-name="ch1">
        <chart:title svg:x="6.035cm" svg:y="0.122cm" chart:style-name="ch2">
          <text:p>Execution times data preparation</text:p>
        </chart:title>
        <chart:legend chart:legend-position="top" svg:x="5.012cm" svg:y="0.895cm" style:legend-expansion="custom" chartooo:width="9.655cm" chartooo:height="0.588cm" style:legend-expansion-aspect-ratio="16.4200680272109" chart:style-name="ch3"/>
        <chart:plot-area chart:style-name="ch4" table:cell-range-address="Sheet1.A14:Sheet1.C17" chart:data-source-has-labels="both" svg:x="0.919cm" svg:y="1.597cm" svg:width="18.419cm" svg:height="9.34cm">
          <chartooo:coordinate-region svg:x="1.726cm" svg:y="1.796cm" svg:width="17.612cm" svg:height="8.494cm"/>
          <chart:axis chart:dimension="x" chart:name="primary-x" chart:style-name="ch5" chartooo:axis-type="auto">
            <chartooo:date-scale/>
            <chart:title svg:x="9.638cm" svg:y="10.744cm" chart:style-name="ch6">
              <text:p>Agency</text:p>
            </chart:title>
            <chart:categories table:cell-range-address="Sheet1.B14:Sheet1.C14"/>
          </chart:axis>
          <chart:axis chart:dimension="y" chart:name="primary-y" chart:style-name="ch7">
            <chart:title svg:x="0.179cm" svg:y="8.019cm" chart:style-name="ch8">
              <text:p>Time (in seconds)</text:p>
            </chart:title>
            <chart:grid chart:style-name="ch9" chart:class="major"/>
          </chart:axis>
          <chart:series chart:style-name="ch10" chart:values-cell-range-address="Sheet1.B15:Sheet1.C15" chart:label-cell-address="Sheet1.A15:Sheet1.A15" chart:class="chart:bar">
            <chart:data-point chart:style-name="ch11"/>
            <chart:data-point/>
          </chart:series>
          <chart:series chart:style-name="ch12" chart:values-cell-range-address="Sheet1.B16:Sheet1.C16" chart:label-cell-address="Sheet1.A16:Sheet1.A16" chart:class="chart:bar">
            <chart:data-point chart:repeated="2"/>
          </chart:series>
          <chart:series chart:style-name="ch13" chart:values-cell-range-address="Sheet1.B17:Sheet1.C17" chart:label-cell-address="Sheet1.A17:Sheet1.A17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MBS</text:p>
                <draw:g>
                  <svg:desc>Sheet1.B14:Sheet1.C14</svg:desc>
                </draw:g>
              </table:table-cell>
              <table:table-cell office:value-type="string">
                <text:p>De Lijn</text:p>
              </table:table-cell>
            </table:table-row>
          </table:table-header-rows>
          <table:table-rows>
            <table:table-row>
              <table:table-cell office:value-type="string">
                <text:p>Connect Datetime</text:p>
                <draw:g>
                  <svg:desc>Sheet1.A15:Sheet1.A15</svg:desc>
                </draw:g>
              </table:table-cell>
              <table:table-cell office:value-type="float" office:value="220.032">
                <text:p>220.032</text:p>
                <draw:g>
                  <svg:desc>Sheet1.B15:Sheet1.C15</svg:desc>
                </draw:g>
              </table:table-cell>
              <table:table-cell office:value-type="float" office:value="606.225">
                <text:p>606.225</text:p>
              </table:table-cell>
            </table:table-row>
            <table:table-row>
              <table:table-cell office:value-type="string">
                <text:p>Split stoptimes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C16</svg:desc>
                </draw:g>
              </table:table-cell>
              <table:table-cell office:value-type="float" office:value="25.088">
                <text:p>25.088</text:p>
              </table:table-cell>
            </table:table-row>
            <table:table-row>
              <table:table-cell office:value-type="string">
                <text:p>Replace iRail</text:p>
                <draw:g>
                  <svg:desc>Sheet1.A17:Sheet1.A17</svg:desc>
                </draw:g>
              </table:table-cell>
              <table:table-cell office:value-type="float" office:value="0.2">
                <text:p>0.2</text:p>
                <draw:g>
                  <svg:desc>Sheet1.B17:Sheet1.C17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Memory usage Morph-KGC</text:p>
        </chart:title>
        <chart:legend chart:legend-position="top" svg:x="4.431cm" svg:y="1.28cm" style:legend-expansion="wide" chart:style-name="ch3"/>
        <chart:plot-area chart:style-name="ch4" table:cell-range-address="Sheet1.A6:Sheet1.I9" chart:data-source-has-labels="both" svg:x="0.942cm" svg:y="2.057cm" svg:width="14.734cm" svg:height="6.237cm">
          <chartooo:coordinate-region svg:x="1.563cm" svg:y="2.256cm" svg:width="14.113cm" svg:height="5.391cm"/>
          <chart:axis chart:dimension="x" chart:name="primary-x" chart:style-name="ch5" chartooo:axis-type="auto">
            <chartooo:date-scale/>
            <chart:title svg:x="7.189cm" svg:y="8.296cm" chart:style-name="ch6">
              <text:p>Number of Cores</text:p>
            </chart:title>
            <chart:categories table:cell-range-address="Sheet1.B6:Sheet1.I6"/>
          </chart:axis>
          <chart:axis chart:dimension="y" chart:name="primary-y" chart:style-name="ch7">
            <chart:title svg:x="0.226cm" svg:y="6.25cm" chart:style-name="ch8">
              <text:p>Usage (in GB)</text:p>
            </chart:title>
            <chart:grid chart:style-name="ch9" chart:class="major"/>
          </chart:axis>
          <chart:series chart:style-name="ch10" chart:values-cell-range-address="Sheet1.B7:Sheet1.I7" chart:label-cell-address="Sheet1.A7:Sheet1.A7" chart:class="chart:bar">
            <chart:data-point chart:repeated="8"/>
          </chart:series>
          <chart:series chart:style-name="ch11" chart:values-cell-range-address="Sheet1.B8:Sheet1.I8" chart:label-cell-address="Sheet1.A8:Sheet1.A8" chart:class="chart:bar">
            <chart:data-point chart:repeated="8"/>
          </chart:series>
          <chart:series chart:style-name="ch12" chart:values-cell-range-address="Sheet1.B9:Sheet1.I9" chart:label-cell-address="Sheet1.A9:Sheet1.A9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6:Sheet1.I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NMBS</text:p>
                <draw:g>
                  <svg:desc>Sheet1.A7:Sheet1.A7</svg:desc>
                </draw:g>
              </table:table-cell>
              <table:table-cell office:value-type="float" office:value="14.5">
                <text:p>14.5</text:p>
                <draw:g>
                  <svg:desc>Sheet1.B7:Sheet1.I7</svg:desc>
                </draw:g>
              </table:table-cell>
              <table:table-cell office:value-type="float" office:value="14.1">
                <text:p>14.1</text:p>
              </table:table-cell>
              <table:table-cell office:value-type="float" office:value="16.65">
                <text:p>16.65</text:p>
              </table:table-cell>
              <table:table-cell office:value-type="float" office:value="18.48">
                <text:p>18.48</text:p>
              </table:table-cell>
              <table:table-cell office:value-type="float" office:value="16.83">
                <text:p>16.83</text:p>
              </table:table-cell>
              <table:table-cell office:value-type="float" office:value="15.77">
                <text:p>15.77</text:p>
              </table:table-cell>
              <table:table-cell office:value-type="float" office:value="14.93">
                <text:p>14.93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De Lijn (part 1)</text:p>
                <draw:g>
                  <svg:desc>Sheet1.A8:Sheet1.A8</svg:desc>
                </draw:g>
              </table:table-cell>
              <table:table-cell office:value-type="float" office:value="16.59">
                <text:p>16.59</text:p>
                <draw:g>
                  <svg:desc>Sheet1.B8:Sheet1.I8</svg:desc>
                </draw:g>
              </table:table-cell>
              <table:table-cell office:value-type="float" office:value="20.72">
                <text:p>20.72</text:p>
              </table:table-cell>
              <table:table-cell office:value-type="float" office:value="18.09">
                <text:p>18.09</text:p>
              </table:table-cell>
              <table:table-cell office:value-type="float" office:value="20.19">
                <text:p>20.19</text:p>
              </table:table-cell>
              <table:table-cell office:value-type="float" office:value="22.54">
                <text:p>22.54</text:p>
              </table:table-cell>
              <table:table-cell office:value-type="float" office:value="24.01">
                <text:p>24.01</text:p>
              </table:table-cell>
              <table:table-cell office:value-type="float" office:value="23.98">
                <text:p>23.98</text:p>
              </table:table-cell>
              <table:table-cell office:value-type="float" office:value="23.98">
                <text:p>23.98</text:p>
              </table:table-cell>
            </table:table-row>
            <table:table-row>
              <table:table-cell office:value-type="string">
                <text:p>De Lijn (part 2)</text:p>
                <draw:g>
                  <svg:desc>Sheet1.A9:Sheet1.A9</svg:desc>
                </draw:g>
              </table:table-cell>
              <table:table-cell office:value-type="float" office:value="16.3">
                <text:p>16.3</text:p>
                <draw:g>
                  <svg:desc>Sheet1.B9:Sheet1.I9</svg:desc>
                </draw:g>
              </table:table-cell>
              <table:table-cell office:value-type="float" office:value="19.03">
                <text:p>19.03</text:p>
              </table:table-cell>
              <table:table-cell office:value-type="float" office:value="20">
                <text:p>20</text:p>
              </table:table-cell>
              <table:table-cell office:value-type="float" office:value="25.07">
                <text:p>25.07</text:p>
              </table:table-cell>
              <table:table-cell office:value-type="float" office:value="26.67">
                <text:p>26.67</text:p>
              </table:table-cell>
              <table:table-cell office:value-type="float" office:value="31.3">
                <text:p>31.3</text:p>
              </table:table-cell>
              <table:table-cell office:value-type="float" office:value="31.3">
                <text:p>31.3</text:p>
              </table:table-cell>
              <table:table-cell office:value-type="float" office:value="31.3">
                <text:p>31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2a6099" dr3d:edge-rounding="5%"/>
      <style:text-properties fo:color="#ffffff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11cm" xlink:href=".." xlink:type="simple" chart:class="chart:bar" chart:style-name="ch1">
        <chart:title svg:x="3.406cm" svg:y="0.338cm" chart:style-name="ch2">
          <text:p>Execution time loading GTFS data to Virtuoso</text:p>
        </chart:title>
        <chart:legend chart:legend-position="top" svg:x="5.828cm" svg:y="1.102cm" style:legend-expansion="custom" chartooo:width="4.344cm" chartooo:height="0.671cm" style:legend-expansion-aspect-ratio="6.47391952309985" chart:style-name="ch3"/>
        <chart:plot-area chart:style-name="ch4" table:cell-range-address="Sheet3.A1:Sheet3.C3" chart:data-source-has-labels="both" svg:x="0.712cm" svg:y="1.797cm" svg:width="14.964cm" svg:height="7.853cm">
          <chartooo:coordinate-region svg:x="1.704cm" svg:y="1.996cm" svg:width="13.972cm" svg:height="7.007cm"/>
          <chart:axis chart:dimension="x" chart:name="primary-x" chart:style-name="ch5" chartooo:axis-type="auto">
            <chartooo:date-scale/>
            <chart:title svg:x="7.594cm" svg:y="9.55cm" chart:style-name="ch6">
              <text:p>Agency</text:p>
            </chart:title>
            <chart:categories table:cell-range-address="Sheet3.B1:Sheet3.C1"/>
          </chart:axis>
          <chart:axis chart:dimension="y" chart:name="primary-y" chart:style-name="ch7">
            <chart:title svg:x="0.151cm" svg:y="7.089cm" chart:style-name="ch8">
              <text:p>Time (in seconds)</text:p>
            </chart:title>
            <chart:grid chart:style-name="ch9" chart:class="major"/>
          </chart:axis>
          <chart:series chart:style-name="ch10" chart:values-cell-range-address="Sheet3.B2:Sheet3.C2" chart:label-cell-address="Sheet3.A2:Sheet3.A2" chart:class="chart:bar">
            <chart:data-point chart:repeated="2"/>
          </chart:series>
          <chart:series chart:style-name="ch11" chart:values-cell-range-address="Sheet3.B3:Sheet3.C3" chart:label-cell-address="Sheet3.A3:Sheet3.A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MBS</text:p>
                <draw:g>
                  <svg:desc>Sheet3.B1:Sheet3.C1</svg:desc>
                </draw:g>
              </table:table-cell>
              <table:table-cell office:value-type="string">
                <text:p>De Lijn</text:p>
              </table:table-cell>
            </table:table-row>
          </table:table-header-rows>
          <table:table-rows>
            <table:table-row>
              <table:table-cell office:value-type="string">
                <text:p>Delete data</text:p>
                <draw:g>
                  <svg:desc>Sheet3.A2:Sheet3.A2</svg:desc>
                </draw:g>
              </table:table-cell>
              <table:table-cell office:value-type="float" office:value="345.945">
                <text:p>345.945</text:p>
                <draw:g>
                  <svg:desc>Sheet3.B2:Sheet3.C2</svg:desc>
                </draw:g>
              </table:table-cell>
              <table:table-cell office:value-type="float" office:value="1526.72">
                <text:p>1526.72</text:p>
              </table:table-cell>
            </table:table-row>
            <table:table-row>
              <table:table-cell office:value-type="string">
                <text:p>Load data</text:p>
                <draw:g>
                  <svg:desc>Sheet3.A3:Sheet3.A3</svg:desc>
                </draw:g>
              </table:table-cell>
              <table:table-cell office:value-type="float" office:value="106.66">
                <text:p>106.66</text:p>
                <draw:g>
                  <svg:desc>Sheet3.B3:Sheet3.C3</svg:desc>
                </draw:g>
              </table:table-cell>
              <table:table-cell office:value-type="float" office:value="682.649">
                <text:p>682.6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